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e34" officeooo:paragraph-rsid="0002ae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ge 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7:11:29.593798947</meta:creation-date>
    <dc:date>2021-03-08T17:12:17.984110019</dc:date>
    <meta:editing-duration>PT5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" meta:word-count="2" meta:character-count="6" meta:non-whitespace-character-count="5"/>
  </office:meta>
</office:document-meta>
</file>